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7d7" fo:border="0.06pt solid #000000"/>
    </style:style>
    <style:style style:name="ce3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4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" office:value-type="string" calcext:value-type="string">
            <text:p>WO-RT(MSE)</text:p>
          </table:table-cell>
          <table:table-cell table:style-name="ce2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3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4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1" table:default-cell-style-name="ce16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style-name="ce1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  <table:table-cell table:number-columns-repeated="3" office:value-type="string" calcext:value-type="string">
            <text:p>50-50</text:p>
          </table:table-cell>
          <table:table-cell table:number-columns-repeated="6" table:style-name="ce1" office:value-type="string" calcext:value-type="string">
            <text:p>WR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32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44792" calcext:value-type="float">
            <text:p>0.044792</text:p>
          </table:table-cell>
          <table:table-cell table:style-name="ce19" office:value-type="float" office:value="0.057272" calcext:value-type="float">
            <text:p>0.057272</text:p>
          </table:table-cell>
          <table:table-cell table:style-name="ce19" office:value-type="float" office:value="0.037101" calcext:value-type="float">
            <text:p>0.037101</text:p>
          </table:table-cell>
          <table:table-cell table:style-name="ce36" office:value-type="float" office:value="0.04359" calcext:value-type="float">
            <text:p>0.043590</text:p>
          </table:table-cell>
          <table:table-cell table:style-name="ce39" office:value-type="float" office:value="0.063384" calcext:value-type="float">
            <text:p>0.063384</text:p>
          </table:table-cell>
          <table:table-cell/>
          <table:table-cell table:style-name="ce19" office:value-type="float" office:value="0.042612" calcext:value-type="float">
            <text:p>0.042612</text:p>
          </table:table-cell>
          <table:table-cell table:style-name="ce19" office:value-type="float" office:value="0.043253" calcext:value-type="float">
            <text:p>0.043253</text:p>
          </table:table-cell>
          <table:table-cell table:style-name="ce19" office:value-type="float" office:value="0.035134" calcext:value-type="float">
            <text:p>0.035134</text:p>
          </table:table-cell>
          <table:table-cell table:style-name="ce1" office:value-type="float" office:value="0.04377" calcext:value-type="float">
            <text:p>0.04377</text:p>
          </table:table-cell>
          <table:table-cell table:style-name="ce3" table:number-columns-repeated="2"/>
          <table:table-cell table:style-name="ce1" office:value-type="float" office:value="0.079033" calcext:value-type="float">
            <text:p>0.079033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068617" calcext:value-type="float">
            <text:p>0.068617</text:p>
          </table:table-cell>
          <table:table-cell table:style-name="ce19" office:value-type="float" office:value="0.079384" calcext:value-type="float">
            <text:p>0.079384</text:p>
          </table:table-cell>
          <table:table-cell table:style-name="ce19" office:value-type="float" office:value="0.056349" calcext:value-type="float">
            <text:p>0.056349</text:p>
          </table:table-cell>
          <table:table-cell table:style-name="ce36" table:formula="of:=SQRT(0.004746)" office:value-type="float" office:value="0.0688912185985993" calcext:value-type="float">
            <text:p>0.068891</text:p>
          </table:table-cell>
          <table:table-cell table:style-name="ce39" table:formula="of:=SQRT(0.017382)" office:value-type="float" office:value="0.131840813104289" calcext:value-type="float">
            <text:p>0.131841</text:p>
          </table:table-cell>
          <table:table-cell/>
          <table:table-cell table:style-name="ce19" office:value-type="float" office:value="0.072308" calcext:value-type="float">
            <text:p>0.072308</text:p>
          </table:table-cell>
          <table:table-cell table:style-name="ce19" office:value-type="float" office:value="0.046181" calcext:value-type="float">
            <text:p>0.046181</text:p>
          </table:table-cell>
          <table:table-cell table:style-name="ce19" office:value-type="float" office:value="0.044546" calcext:value-type="float">
            <text:p>0.044546</text:p>
          </table:table-cell>
          <table:table-cell table:style-name="ce1" table:formula="of:=SQRT(0.005552)" office:value-type="float" office:value="0.0745117440407886" calcext:value-type="float">
            <text:p>0.074511744040789</text:p>
          </table:table-cell>
          <table:table-cell table:style-name="ce3" table:number-columns-repeated="2"/>
          <table:table-cell table:style-name="ce1" table:formula="of:=SQRT(0.058332)" office:value-type="float" office:value="0.241520185491813" calcext:value-type="float">
            <text:p>0.241520185491813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6414" calcext:value-type="float">
            <text:p>0.06414</text:p>
          </table:table-cell>
          <table:table-cell table:style-name="ce19" office:value-type="float" office:value="0.057877" calcext:value-type="float">
            <text:p>0.057877</text:p>
          </table:table-cell>
          <table:table-cell table:style-name="ce19" office:value-type="float" office:value="0.036589" calcext:value-type="float">
            <text:p>0.036589</text:p>
          </table:table-cell>
          <table:table-cell table:style-name="ce36" office:value-type="float" office:value="0.05854" calcext:value-type="float">
            <text:p>0.058540</text:p>
          </table:table-cell>
          <table:table-cell table:style-name="ce39" office:value-type="float" office:value="0.064188" calcext:value-type="float">
            <text:p>0.064188</text:p>
          </table:table-cell>
          <table:table-cell/>
          <table:table-cell table:style-name="ce19" office:value-type="float" office:value="0.042453" calcext:value-type="float">
            <text:p>0.042453</text:p>
          </table:table-cell>
          <table:table-cell table:style-name="ce19" office:value-type="float" office:value="0.041074" calcext:value-type="float">
            <text:p>0.041074</text:p>
          </table:table-cell>
          <table:table-cell table:style-name="ce19" office:value-type="float" office:value="0.037638" calcext:value-type="float">
            <text:p>0.037638</text:p>
          </table:table-cell>
          <table:table-cell table:style-name="ce1" office:value-type="float" office:value="0.079" calcext:value-type="float">
            <text:p>0.079</text:p>
          </table:table-cell>
          <table:table-cell table:style-name="ce3" table:number-columns-repeated="2"/>
          <table:table-cell table:style-name="ce1" office:value-type="float" office:value="0.043776" calcext:value-type="float">
            <text:p>0.043776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134958" calcext:value-type="float">
            <text:p>0.134958</text:p>
          </table:table-cell>
          <table:table-cell table:style-name="ce19" office:value-type="float" office:value="0.090874" calcext:value-type="float">
            <text:p>0.090874</text:p>
          </table:table-cell>
          <table:table-cell table:style-name="ce19" office:value-type="float" office:value="0.055449" calcext:value-type="float">
            <text:p>0.055449</text:p>
          </table:table-cell>
          <table:table-cell table:style-name="ce36" table:formula="of:=SQRT(0.016545)" office:value-type="float" office:value="0.128627368782853" calcext:value-type="float">
            <text:p>0.128627</text:p>
          </table:table-cell>
          <table:table-cell table:style-name="ce39" table:formula="of:=SQRT(0.078218)" office:value-type="float" office:value="0.279674811164681" calcext:value-type="float">
            <text:p>0.279675</text:p>
          </table:table-cell>
          <table:table-cell/>
          <table:table-cell table:style-name="ce19" office:value-type="float" office:value="0.072704" calcext:value-type="float">
            <text:p>0.072704</text:p>
          </table:table-cell>
          <table:table-cell table:style-name="ce19" office:value-type="float" office:value="0.054102" calcext:value-type="float">
            <text:p>0.054102</text:p>
          </table:table-cell>
          <table:table-cell table:style-name="ce19" office:value-type="float" office:value="0.047282" calcext:value-type="float">
            <text:p>0.047282</text:p>
          </table:table-cell>
          <table:table-cell table:style-name="ce3" table:formula="of:=SQRT(0.0585)" office:value-type="float" office:value="0.241867732448956" calcext:value-type="float">
            <text:p>0.241867732448956</text:p>
          </table:table-cell>
          <table:table-cell table:style-name="ce3" table:number-columns-repeated="2"/>
          <table:table-cell table:style-name="ce1" table:formula="of:=SQRT(0.005563)" office:value-type="float" office:value="0.0745855213831746" calcext:value-type="float">
            <text:p>0.074585521383175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8" office:value-type="float" office:value="0.04483" calcext:value-type="float">
            <text:p>0.04483</text:p>
          </table:table-cell>
          <table:table-cell table:style-name="ce19" office:value-type="float" office:value="0.057741" calcext:value-type="float">
            <text:p>0.057741</text:p>
          </table:table-cell>
          <table:table-cell table:style-name="ce19" office:value-type="float" office:value="0.037943" calcext:value-type="float">
            <text:p>0.037943</text:p>
          </table:table-cell>
          <table:table-cell table:style-name="ce36" office:value-type="float" office:value="0.044079" calcext:value-type="float">
            <text:p>0.044079</text:p>
          </table:table-cell>
          <table:table-cell table:style-name="ce39" office:value-type="float" office:value="0.054383" calcext:value-type="float">
            <text:p>0.054383</text:p>
          </table:table-cell>
          <table:table-cell/>
          <table:table-cell table:style-name="ce19" office:value-type="float" office:value="0.040164" calcext:value-type="float">
            <text:p>0.040164</text:p>
          </table:table-cell>
          <table:table-cell table:style-name="ce19" office:value-type="float" office:value="0.046258" calcext:value-type="float">
            <text:p>0.046258</text:p>
          </table:table-cell>
          <table:table-cell table:style-name="ce19" office:value-type="float" office:value="0.034839" calcext:value-type="float">
            <text:p>0.034839</text:p>
          </table:table-cell>
          <table:table-cell table:style-name="ce1" office:value-type="float" office:value="0.041954" calcext:value-type="float">
            <text:p>0.041954</text:p>
          </table:table-cell>
          <table:table-cell table:style-name="ce3" table:number-columns-repeated="2"/>
          <table:table-cell table:style-name="ce1" office:value-type="float" office:value="0.041937" calcext:value-type="float">
            <text:p>0.041937</text:p>
          </table:table-cell>
          <table:table-cell table:style-name="ce3" table:number-columns-repeated="2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table:style-name="ce18" office:value-type="float" office:value="0.069546" calcext:value-type="float">
            <text:p>0.069546</text:p>
          </table:table-cell>
          <table:table-cell table:style-name="ce19" office:value-type="float" office:value="0.080882" calcext:value-type="float">
            <text:p>0.080882</text:p>
          </table:table-cell>
          <table:table-cell table:style-name="ce19" office:value-type="float" office:value="0.056099" calcext:value-type="float">
            <text:p>0.056099</text:p>
          </table:table-cell>
          <table:table-cell table:style-name="ce36" table:formula="of:=SQRT(0.004735)" office:value-type="float" office:value="0.0688113362753551" calcext:value-type="float">
            <text:p>0.068811</text:p>
          </table:table-cell>
          <table:table-cell table:style-name="ce39" table:formula="of:=SQRT(0.006071)" office:value-type="float" office:value="0.0779166221033741" calcext:value-type="float">
            <text:p>0.077917</text:p>
          </table:table-cell>
          <table:table-cell/>
          <table:table-cell table:style-name="ce19" office:value-type="float" office:value="0.070661" calcext:value-type="float">
            <text:p>0.070661</text:p>
          </table:table-cell>
          <table:table-cell table:style-name="ce19" office:value-type="float" office:value="0.061329" calcext:value-type="float">
            <text:p>0.061329</text:p>
          </table:table-cell>
          <table:table-cell table:style-name="ce19" office:value-type="float" office:value="0.043057" calcext:value-type="float">
            <text:p>0.043057</text:p>
          </table:table-cell>
          <table:table-cell table:style-name="ce1" table:formula="of:=SQRT(0.003419)" office:value-type="float" office:value="0.0584722156241749" calcext:value-type="float">
            <text:p>0.058472215624175</text:p>
          </table:table-cell>
          <table:table-cell table:style-name="ce3" table:number-columns-repeated="2"/>
          <table:table-cell table:style-name="ce1" table:formula="of:=SQRT(0.003415)" office:value-type="float" office:value="0.0584380013347479" calcext:value-type="float">
            <text:p>0.058438001334748</text:p>
          </table:table-cell>
          <table:table-cell table:style-name="ce3" table:number-columns-repeated="2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3];[.C5];[.C7])" office:value-type="float" office:value="0.051254" calcext:value-type="float">
            <text:p>0.051254</text:p>
          </table:table-cell>
          <table:table-cell table:style-name="ce12" table:formula="of:=AVERAGE([.D3];[.D5];[.D7])" office:value-type="float" office:value="0.05763" calcext:value-type="float">
            <text:p>0.05763</text:p>
          </table:table-cell>
          <table:table-cell table:style-name="ce12" table:formula="of:=AVERAGE([.E3];[.E5];[.E7])" office:value-type="float" office:value="0.037211" calcext:value-type="float">
            <text:p>0.037211</text:p>
          </table:table-cell>
          <table:table-cell table:style-name="ce12" table:formula="of:=AVERAGE([.F3];[.F5];[.F7])" office:value-type="float" office:value="0.0487363333333333" calcext:value-type="float">
            <text:p>0.048736333333333</text:p>
          </table:table-cell>
          <table:table-cell table:style-name="ce12" table:formula="of:=AVERAGE([.G3];[.G5];[.G7])" office:value-type="float" office:value="0.0606516666666667" calcext:value-type="float">
            <text:p>0.060651666666667</text:p>
          </table:table-cell>
          <table:table-cell table:style-name="ce12" table:formula="of:=AVERAGE([.H3];[.H5];[.H7])" office:value-type="string" office:string-value="" calcext:value-type="error">
            <text:p>#DIV/0!</text:p>
          </table:table-cell>
          <table:table-cell table:style-name="ce12" table:formula="of:=AVERAGE([.I3];[.I5];[.I7])" office:value-type="float" office:value="0.041743" calcext:value-type="float">
            <text:p>0.041743</text:p>
          </table:table-cell>
          <table:table-cell table:style-name="ce12" table:formula="of:=AVERAGE([.J3];[.J5];[.J7])" office:value-type="float" office:value="0.0435283333333333" calcext:value-type="float">
            <text:p>0.043528333333333</text:p>
          </table:table-cell>
          <table:table-cell table:style-name="ce12" table:formula="of:=AVERAGE([.K3];[.K5];[.K7])" office:value-type="float" office:value="0.0358703333333333" calcext:value-type="float">
            <text:p>0.035870333333333</text:p>
          </table:table-cell>
          <table:table-cell table:style-name="ce12" table:formula="of:=AVERAGE([.L5];[.L7];[.L7])" office:value-type="float" office:value="0.0543026666666667" calcext:value-type="float">
            <text:p>0.054302666666667</text:p>
          </table:table-cell>
          <table:table-cell table:style-name="ce3" table:number-columns-repeated="2"/>
          <table:table-cell table:style-name="ce12" table:formula="of:=AVERAGE([.O5];[.O7];[.O7])" office:value-type="float" office:value="0.04255" calcext:value-type="float">
            <text:p>0.04255</text:p>
          </table:table-cell>
          <table:table-cell table:style-name="ce3" table:number-columns-repeated="2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4];[.C6];[.C8])" office:value-type="float" office:value="0.0910403333333333" calcext:value-type="float">
            <text:p>0.091040333333333</text:p>
          </table:table-cell>
          <table:table-cell table:style-name="ce12" table:formula="of:=AVERAGE([.D4];[.D6];[.D8])" office:value-type="float" office:value="0.0837133333333333" calcext:value-type="float">
            <text:p>0.083713333333333</text:p>
          </table:table-cell>
          <table:table-cell table:style-name="ce12" table:formula="of:=AVERAGE([.E4];[.E6];[.E8])" office:value-type="float" office:value="0.0559656666666667" calcext:value-type="float">
            <text:p>0.055965666666667</text:p>
          </table:table-cell>
          <table:table-cell table:style-name="ce12" table:formula="of:=AVERAGE([.F4];[.F6];[.F8])" office:value-type="float" office:value="0.0887766412189357" calcext:value-type="float">
            <text:p>0.088776641218936</text:p>
          </table:table-cell>
          <table:table-cell table:style-name="ce12" table:formula="of:=AVERAGE([.G4];[.G6];[.G8])" office:value-type="float" office:value="0.163144082124115" calcext:value-type="float">
            <text:p>0.163144082124115</text:p>
          </table:table-cell>
          <table:table-cell table:style-name="ce12" table:formula="of:=AVERAGE([.H4];[.H6];[.H8])" office:value-type="string" office:string-value="" calcext:value-type="error">
            <text:p>#DIV/0!</text:p>
          </table:table-cell>
          <table:table-cell table:style-name="ce12" table:formula="of:=AVERAGE([.I4];[.I6];[.I8])" office:value-type="float" office:value="0.071891" calcext:value-type="float">
            <text:p>0.071891</text:p>
          </table:table-cell>
          <table:table-cell table:style-name="ce12" table:formula="of:=AVERAGE([.J4];[.J6];[.J8])" office:value-type="float" office:value="0.0538706666666667" calcext:value-type="float">
            <text:p>0.053870666666667</text:p>
          </table:table-cell>
          <table:table-cell table:style-name="ce12" table:formula="of:=AVERAGE([.K4];[.K6];[.K8])" office:value-type="float" office:value="0.0449616666666667" calcext:value-type="float">
            <text:p>0.044961666666667</text:p>
          </table:table-cell>
          <table:table-cell table:style-name="ce12" table:formula="of:=AVERAGE([.L6];[.L8];[.L8])" office:value-type="float" office:value="0.119604054565769" calcext:value-type="float">
            <text:p>0.119604054565769</text:p>
          </table:table-cell>
          <table:table-cell table:style-name="ce3" table:number-columns-repeated="2"/>
          <table:table-cell table:style-name="ce12" table:formula="of:=AVERAGE([.O6];[.O8];[.O8])" office:value-type="float" office:value="0.0638205080175568" calcext:value-type="float">
            <text:p>0.063820508017557</text:p>
          </table:table-cell>
          <table:table-cell table:style-name="ce3" table:number-columns-repeated="2"/>
        </table:table-row>
        <table:table-row table:style-name="ro1">
          <table:table-cell table:style-name="ce22"/>
          <table: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22" office:value-type="string" calcext:value-type="string" table:number-columns-spanned="3" table:number-rows-spanned="1">
            <text:p>no regularization</text:p>
          </table:table-cell>
          <table:covered-table-cell table:style-name="ce14"/>
          <table:covered-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22" office:value-type="string" calcext:value-type="string" table:number-columns-spanned="3" table:number-rows-spanned="1">
            <text:p>With regularization =0.01</text:p>
          </table:table-cell>
          <table:covered-table-cell table:style-name="ce14"/>
          <table:covered-table-cell/>
          <table:table-cell table:style-name="ce22" office:value-type="string" calcext:value-type="string" table:number-columns-spanned="3" table:number-rows-spanned="1">
            <text:p>With regularization = 0.001</text:p>
          </table:table-cell>
          <table:covered-table-cell table:style-name="ce14"/>
          <table:covered-table-cell/>
        </table:table-row>
        <table:table-row table:style-name="ro1" table:number-rows-repeated="2"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4" office:value-type="string" calcext:value-type="string">
            <text:p>WORT</text:p>
          </table:table-cell>
          <table:table-cell table:style-name="ce1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office:value-type="string" calcext:value-type="string">
            <text:p>WRT</text:p>
          </table:table-cell>
          <table:table-cell table:number-columns-repeated="2" table:style-name="ce1" office:value-type="string" calcext:value-type="string">
            <text:p>WRT</text:p>
          </table:table-cell>
          <table:table-cell table:number-columns-repeated="3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ATTERY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table:number-columns-repeated="14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table:number-columns-repeated="2"/>
          <table:table-cell office:value-type="float" office:value="0.056268" calcext:value-type="float">
            <text:p>0.056268</text:p>
          </table:table-cell>
          <table:table-cell table:number-columns-repeated="11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table:number-columns-repeated="2"/>
          <table:table-cell table:formula="of:=SQRT (0.016119 )" office:value-type="float" office:value="0.126960623816993" calcext:value-type="float">
            <text:p>0.126960623816993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table:number-columns-repeated="14"/>
        </table:table-row>
        <table:table-row table:style-name="ro1">
          <table:covered-table-cell table:style-name="ce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 table:number-columns-spanned="1" table:number-rows-spanned="2">
            <text:p>AVG</text:p>
          </table:table-cell>
          <table:table-cell table:style-name="ce12" office:value-type="string" calcext:value-type="string">
            <text:p>MAE</text:p>
          </table:table-cell>
          <table:table-cell table:style-name="ce12" table:formula="of:=AVERAGE([.C16];[.C18];[.C20])" office:value-type="float" office:value="0.051254" calcext:value-type="float">
            <text:p>0.051254</text:p>
          </table:table-cell>
          <table:table-cell table:number-columns-repeated="2"/>
          <table:table-cell table:style-name="ce12" table:formula="of:=AVERAGE([.F16];[.F18];[.F20])" office:value-type="float" office:value="0.056268" calcext:value-type="float">
            <text:p>0.056268</text:p>
          </table:table-cell>
          <table:table-cell table:number-columns-repeated="11"/>
        </table:table-row>
        <table:table-row table:style-name="ro1">
          <table:covered-table-cell table:style-name="ce15"/>
          <table:table-cell table:style-name="ce12" office:value-type="string" calcext:value-type="string">
            <text:p>RMSE</text:p>
          </table:table-cell>
          <table:table-cell table:style-name="ce12" table:formula="of:=AVERAGE([.C17];[.C19];[.C21])" office:value-type="float" office:value="0.0910403333333333" calcext:value-type="float">
            <text:p>0.091040333333333</text:p>
          </table:table-cell>
          <table:table-cell table:number-columns-repeated="2"/>
          <table:table-cell table:style-name="ce12" table:formula="of:=AVERAGE([.F17];[.F19];[.F21])" office:value-type="float" office:value="0.126960623816993" calcext:value-type="float">
            <text:p>0.126960623816993</text:p>
          </table:table-cell>
          <table:table-cell table:number-columns-repeated="11"/>
        </table:table-row>
        <table:table-row table:style-name="ro1">
          <table:table-cell table:style-name="ce22"/>
          <table: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style-name="ce22" office:value-type="string" calcext:value-type="string" table:number-columns-spanned="3" table:number-rows-spanned="1">
            <text:p>no regularization</text:p>
          </table:table-cell>
          <table:covered-table-cell table:style-name="ce14"/>
          <table:covered-table-cell table:style-name="Default"/>
          <table:table-cell table:style-name="ce14" table:number-columns-spanned="3" table:number-rows-spanned="1"/>
          <table:covered-table-cell table:number-columns-repeated="2" table:style-name="Default"/>
          <table:table-cell table:number-columns-repeated="6"/>
        </table:table-row>
      </table:table>
      <table:table table:name="Summary" table:style-name="ta1">
        <table:table-column table:style-name="co1" table:default-cell-style-name="ce25"/>
        <table:table-column table:style-name="co1" table:default-cell-style-name="ce43"/>
        <table:table-column table:style-name="co1" table:default-cell-style-name="ce29"/>
        <table:table-column table:style-name="co1" table:default-cell-style-name="ce57"/>
        <table:table-column table:style-name="co1" table:default-cell-style-name="ce30"/>
        <table:table-column table:style-name="co1" table:number-columns-repeated="6" table:default-cell-style-name="Default"/>
        <table:table-row table:style-name="ro2">
          <table:table-cell table:style-name="ce1" table:number-columns-repeated="2"/>
          <table:table-cell table:style-name="ce2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57"/>
          <table:table-cell table:style-name="ce41" office:value-type="string" calcext:value-type="string" table:number-columns-spanned="3" table:number-rows-spanned="1">
            <text:p>50-50</text:p>
          </table:table-cell>
          <table:covered-table-cell table:number-columns-repeated="2" table:style-name="ce60"/>
          <table:table-cell table:style-name="ce35" office:value-type="string" calcext:value-type="string" table:number-columns-spanned="3" table:number-rows-spanned="1">
            <text:p>WFT</text:p>
          </table:table-cell>
          <table:covered-table-cell table:number-columns-repeated="2" table:style-name="ce54"/>
        </table:table-row>
        <table:table-row table:style-name="ro2">
          <table:table-cell table:style-name="ce1" table:number-columns-repeated="2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style-name="ce60" office:value-type="string" calcext:value-type="string">
            <text:p>XGBOOST</text:p>
          </table:table-cell>
          <table:table-cell table:style-name="ce60" office:value-type="string" calcext:value-type="string">
            <text:p>GP</text:p>
          </table:table-cell>
          <table:table-cell table:style-name="ce60" office:value-type="string" calcext:value-type="string">
            <text:p>RESNET</text:p>
          </table:table-cell>
          <table:table-cell table:style-name="ce54" office:value-type="string" calcext:value-type="string">
            <text:p>XGBOOST</text:p>
          </table:table-cell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RESNET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33"/>
          <table:table-cell table:style-name="ce18"/>
          <table:table-cell table:style-name="ce34"/>
          <table:table-cell table:style-name="ce37"/>
          <table:table-cell table:style-name="ce40" office:value-type="float" office:value="0.0491265" calcext:value-type="float">
            <text:p>0.049127</text:p>
          </table:table-cell>
          <table:table-cell table:style-name="ce37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34"/>
          <table:table-cell table:style-name="ce18"/>
          <table:table-cell table:style-name="ce33"/>
          <table:table-cell table:style-name="ce37"/>
          <table:table-cell table:style-name="ce40" table:formula="of:=SQRT(0.0044901)" office:value-type="float" office:value="0.0670082084523978" calcext:value-type="float">
            <text:p>0.067008</text:p>
          </table:table-cell>
          <table:table-cell table:style-name="ce37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5763" calcext:value-type="float">
            <text:p>0.057630</text:p>
          </table:table-cell>
          <table:table-cell table:style-name="ce33"/>
          <table:table-cell table:style-name="ce18"/>
          <table:table-cell table:style-name="ce34"/>
          <table:table-cell table:style-name="ce38"/>
          <table:table-cell table:style-name="ce40" office:value-type="float" office:value="0.1182333" calcext:value-type="float">
            <text:p>0.118233</text:p>
          </table:table-cell>
          <table:table-cell table:style-name="ce37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83713333333333" calcext:value-type="float">
            <text:p>0.083713</text:p>
          </table:table-cell>
          <table:table-cell table:style-name="ce33"/>
          <table:table-cell table:style-name="ce18"/>
          <table:table-cell table:style-name="ce34"/>
          <table:table-cell table:style-name="ce38"/>
          <table:table-cell table:style-name="ce40" table:formula="of:=SQRT(0.0270737)" office:value-type="float" office:value="0.164540876380309" calcext:value-type="float">
            <text:p>0.164541</text:p>
          </table:table-cell>
          <table:table-cell table:style-name="ce3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office:value-type="float" office:value="0.023632" calcext:value-type="float">
            <text:p>0.023632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34"/>
          <table:table-cell table:style-name="ce18"/>
          <table:table-cell table:style-name="ce33"/>
          <table:table-cell table:style-name="ce38"/>
          <table:table-cell table:style-name="ce40" office:value-type="float" office:value="0.012753" calcext:value-type="float">
            <text:p>0.012753</text:p>
          </table:table-cell>
          <table:table-cell table:style-name="ce38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formula="of:=SQRT(0.0015005)" office:value-type="float" office:value="0.0387362878964931" calcext:value-type="float">
            <text:p>0.038736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34"/>
          <table:table-cell table:style-name="ce18"/>
          <table:table-cell table:style-name="ce33"/>
          <table:table-cell table:style-name="ce38"/>
          <table:table-cell table:style-name="ce40" table:formula="of:=SQRT(0.0022981)" office:value-type="float" office:value="0.047938502271139" calcext:value-type="float">
            <text:p>0.047939</text:p>
          </table:table-cell>
          <table:table-cell table:style-name="ce38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2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57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28" office:value-type="string" calcext:value-type="string">
            <text:p>XGBOOST</text:p>
          </table:table-cell>
          <table:table-cell table:style-name="ce28" office:value-type="string" calcext:value-type="string">
            <text:p>GP</text:p>
          </table:table-cell>
          <table:table-cell table:style-name="ce28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5763" calcext:value-type="float">
            <text:p>0.057630</text:p>
          </table:table-cell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29" office:value-type="float" office:value="0.083713333333333" calcext:value-type="float">
            <text:p>0.083713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office:value-type="float" office:value="0.023632" calcext:value-type="float">
            <text:p>0.023632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formula="of:=SQRT(0.0015005)" office:value-type="float" office:value="0.0387362878964931" calcext:value-type="float">
            <text:p>0.038736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31" office:value-type="string" calcext:value-type="string" table:number-columns-spanned="3" table:number-rows-spanned="1">
            <text:p>50-50</text:p>
          </table:table-cell>
          <table:covered-table-cell table:number-columns-repeated="2" table:style-name="ce50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50" office:value-type="string" calcext:value-type="string">
            <text:p>XGBOOST</text:p>
          </table:table-cell>
          <table:table-cell table:style-name="ce50" office:value-type="string" calcext:value-type="string">
            <text:p>GP</text:p>
          </table:table-cell>
          <table:table-cell table:style-name="ce50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33" office:value-type="float" office:value="0.0463201" calcext:value-type="float">
            <text:p>0.046320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41743" calcext:value-type="float">
            <text:p>0.041743</text:p>
          </table:table-cell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4" table:formula="of:=SQRT(0.0049937)" office:value-type="float" office:value="0.0706661163500585" calcext:value-type="float">
            <text:p>0.070666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71891" calcext:value-type="float">
            <text:p>0.071891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3" office:value-type="float" office:value="0.0640599" calcext:value-type="float">
            <text:p>0.064060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5128" calcext:value-type="float">
            <text:p>0.051280</text:p>
          </table:table-cell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3" table:formula="of:=SQRT(0.0059048)" office:value-type="float" office:value="0.0768426964649211" calcext:value-type="float">
            <text:p>0.076843</text:p>
          </table:table-cell>
          <table:table-cell table:style-name="ce18" office:value-type="string" calcext:value-type="string">
            <text:p>-</text:p>
          </table:table-cell>
          <table:table-cell table:style-name="ce34" office:value-type="float" office:value="0.066052666666667" calcext:value-type="float">
            <text:p>0.066053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34" office:value-type="float" office:value="0.0202063" calcext:value-type="float">
            <text:p>0.020206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23419" calcext:value-type="float">
            <text:p>0.023419</text:p>
          </table:table-cell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4" table:formula="of:=SQRT(0.0011103)" office:value-type="float" office:value="0.0333211644454392" calcext:value-type="float">
            <text:p>0.033321</text:p>
          </table:table-cell>
          <table:table-cell table:style-name="ce18" office:value-type="string" calcext:value-type="string">
            <text:p>-</text:p>
          </table:table-cell>
          <table:table-cell table:style-name="ce33" office:value-type="float" office:value="0.037958666666667" calcext:value-type="float">
            <text:p>0.037959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3" table:number-columns-spanned="2" table:number-rows-spanned="2"/>
          <table:covered-table-cell table:style-name="ce1"/>
          <table:table-cell table:style-name="ce35" office:value-type="string" calcext:value-type="string" table:number-columns-spanned="3" table:number-rows-spanned="1">
            <text:p>WFT</text:p>
          </table:table-cell>
          <table:covered-table-cell table:number-columns-repeated="2" table:style-name="ce54"/>
          <table:table-cell table:number-columns-repeated="6"/>
        </table:table-row>
        <table:table-row table:style-name="ro1">
          <table:covered-table-cell table:number-columns-repeated="2" table:style-name="ce1"/>
          <table:table-cell table:style-name="ce54" office:value-type="string" calcext:value-type="string">
            <text:p>XGBOOST</text:p>
          </table:table-cell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RESNE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37"/>
          <table:table-cell table:style-name="ce40" office:value-type="float" office:value="0.0491265" calcext:value-type="float">
            <text:p>0.049127</text:p>
          </table:table-cell>
          <table:table-cell table:style-name="ce37"/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7"/>
          <table:table-cell table:style-name="ce40" table:formula="of:=SQRT(0.0044901)" office:value-type="float" office:value="0.0670082084523978" calcext:value-type="float">
            <text:p>0.067008</text:p>
          </table:table-cell>
          <table:table-cell table:style-name="ce37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38"/>
          <table:table-cell table:style-name="ce40" office:value-type="float" office:value="0.1182333" calcext:value-type="float">
            <text:p>0.118233</text:p>
          </table:table-cell>
          <table:table-cell table:style-name="ce37"/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8"/>
          <table:table-cell table:style-name="ce40" table:formula="of:=SQRT(0.0270737)" office:value-type="float" office:value="0.164540876380309" calcext:value-type="float">
            <text:p>0.164541</text:p>
          </table:table-cell>
          <table:table-cell table:style-name="ce38"/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38"/>
          <table:table-cell table:style-name="ce40" office:value-type="float" office:value="0.012753" calcext:value-type="float">
            <text:p>0.012753</text:p>
          </table:table-cell>
          <table:table-cell table:style-name="ce38"/>
          <table:table-cell table:number-columns-repeated="6"/>
        </table:table-row>
        <table:table-row table:style-name="ro1">
          <table:covered-table-cell table:style-name="ce43"/>
          <table:table-cell office:value-type="string" calcext:value-type="string">
            <text:p>RMSE</text:p>
          </table:table-cell>
          <table:table-cell table:style-name="ce38"/>
          <table:table-cell table:style-name="ce40" table:formula="of:=SQRT(0.0022981)" office:value-type="float" office:value="0.047938502271139" calcext:value-type="float">
            <text:p>0.047939</text:p>
          </table:table-cell>
          <table:table-cell table:style-name="ce3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1:28:31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8-25T19:41:53.393000000</dc:date>
    <meta:editing-duration>PT12H25M32S</meta:editing-duration>
    <meta:editing-cycles>36</meta:editing-cycles>
    <meta:generator>LibreOffice/6.4.3.2$Windows_X86_64 LibreOffice_project/747b5d0ebf89f41c860ec2a39efd7cb15b54f2d8</meta:generator>
    <meta:document-statistic meta:table-count="4" meta:cell-count="337" meta:object-count="0"/>
  </office:meta>
</office:document-meta>
</file>